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9211e" style:text-outline="false" style:text-line-through-style="none" style:text-line-through-type="none" style:font-name="Liberation Sans" fo:font-size="9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9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style:font-name="Liberation Sans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50" calcext:value-type="float">
            <text:p>150</text:p>
          </table:table-cell>
          <table:table-cell table:number-columns-repeated="1022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348" calcext:value-type="float">
            <text:p>348</text:p>
          </table:table-cell>
          <table:table-cell table:number-columns-repeated="102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0.003" calcext:value-type="float">
            <text:p>0.00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10" calcext:value-type="float">
            <text:p>110</text:p>
          </table:table-cell>
          <table:table-cell table:number-columns-repeated="1022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00" calcext:value-type="float">
            <text:p>400</text:p>
          </table:table-cell>
          <table:table-cell table:number-columns-repeated="1022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06" calcext:value-type="float">
            <text:p>0.006</text:p>
          </table:table-cell>
          <table:table-cell table:number-columns-repeated="1022"/>
        </table:table-row>
        <table:table-row table:style-name="ro1">
          <table:table-cell office:value-type="float" office:value="24.54" calcext:value-type="float">
            <text:p>24.54</text:p>
          </table:table-cell>
          <table:table-cell office:value-type="float" office:value="0.03" calcext:value-type="float">
            <text:p>0.03</text:p>
          </table:table-cell>
          <table:table-cell table:number-columns-repeated="102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.002" calcext:value-type="float">
            <text:p>0.002</text:p>
          </table:table-cell>
          <table:table-cell table:number-columns-repeated="1022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516.37" calcext:value-type="float">
            <text:p>516.37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1.2" calcext:value-type="float">
            <text:p>1.2</text:p>
          </table:table-cell>
          <table:table-cell table:number-columns-repeated="102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234.6" calcext:value-type="float">
            <text:p>234.6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91.1" calcext:value-type="float">
            <text:p>391.1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8.7" calcext:value-type="float">
            <text:p>128.7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60.51" calcext:value-type="float">
            <text:p>260.51</text:p>
          </table:table-cell>
          <table:table-cell office:value-type="float" office:value="0.03" calcext:value-type="float">
            <text:p>0.03</text:p>
          </table:table-cell>
          <table:table-cell table:number-columns-repeated="1022"/>
        </table:table-row>
        <table:table-row table:style-name="ro1">
          <table:table-cell office:value-type="float" office:value="581.94" calcext:value-type="float">
            <text:p>581.94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126.5" calcext:value-type="float">
            <text:p>126.5</text:p>
          </table:table-cell>
          <table:table-cell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148.7" calcext:value-type="float">
            <text:p>148.7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435.92" calcext:value-type="float">
            <text:p>435.92</text:p>
          </table:table-cell>
          <table:table-cell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office:value-type="float" office:value="122.3" calcext:value-type="float">
            <text:p>122.3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float" office:value="5575.4" calcext:value-type="float">
            <text:p>5575.4</text:p>
          </table:table-cell>
          <table:table-cell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office:value-type="float" office:value="767.35" calcext:value-type="float">
            <text:p>767.35</text:p>
          </table:table-cell>
          <table:table-cell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office:value-type="float" office:value="0.0025" calcext:value-type="float">
            <text:p>0.0025</text:p>
          </table:table-cell>
          <table:table-cell office:value-type="float" office:value="0.0001" calcext:value-type="float">
            <text:p>0.0001</text:p>
          </table:table-cell>
          <table:table-cell table:number-columns-repeated="1022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57.3" calcext:value-type="float">
            <text:p>57.3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1662.7" calcext:value-type="float">
            <text:p>1662.7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office:value-type="float" office:value="3277.9" calcext:value-type="float">
            <text:p>3277.9</text:p>
          </table:table-cell>
          <table:table-cell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office:value-type="float" office:value="96.4" calcext:value-type="float">
            <text:p>96.4</text:p>
          </table:table-cell>
          <table:table-cell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6" calcext:value-type="float">
            <text:p>1.6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676" calcext:value-type="float">
            <text:p>6676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table:number-columns-repeated="1022"/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.002" calcext:value-type="float">
            <text:p>0.002</text:p>
          </table:table-cell>
          <table:table-cell table:number-columns-repeated="1022"/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006" calcext:value-type="float">
            <text:p>0.006</text:p>
          </table:table-cell>
          <table:table-cell table:number-columns-repeated="1022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3085.72" calcext:value-type="float">
            <text:p>3085.72</text:p>
          </table:table-cell>
          <table:table-cell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2501.2" calcext:value-type="float">
            <text:p>2501.2</text:p>
          </table:table-cell>
          <table:table-cell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1256.2" calcext:value-type="float">
            <text:p>1256.2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1573.9" calcext:value-type="float">
            <text:p>1573.9</text:p>
          </table:table-cell>
          <table:table-cell office:value-type="float" office:value="1.1" calcext:value-type="float">
            <text:p>1.1</text:p>
          </table:table-cell>
          <table:table-cell table:number-columns-repeated="1022"/>
        </table:table-row>
        <table:table-row table:style-name="ro1">
          <table:table-cell office:value-type="float" office:value="1100.5" calcext:value-type="float">
            <text:p>1100.5</text:p>
          </table:table-cell>
          <table:table-cell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office:value-type="float" office:value="1622.6" calcext:value-type="float">
            <text:p>1622.6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1464.4" calcext:value-type="float">
            <text:p>1464.4</text:p>
          </table:table-cell>
          <table:table-cell office:value-type="float" office:value="1.1" calcext:value-type="float">
            <text:p>1.1</text:p>
          </table:table-cell>
          <table:table-cell table:number-columns-repeated="1022"/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2.35" calcext:value-type="float">
            <text:p>2.35</text:p>
          </table:table-cell>
          <table:table-cell table:number-columns-repeated="1022"/>
        </table:table-row>
        <table:table-row table:style-name="ro1">
          <table:table-cell office:value-type="float" office:value="1464.4" calcext:value-type="float">
            <text:p>1464.4</text:p>
          </table:table-cell>
          <table:table-cell office:value-type="float" office:value="1.1" calcext:value-type="float">
            <text:p>1.1</text:p>
          </table:table-cell>
          <table:table-cell table:number-columns-repeated="1022"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377.8" calcext:value-type="float">
            <text:p>377.8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784.9" calcext:value-type="float">
            <text:p>3784.9</text:p>
          </table:table-cell>
          <table:table-cell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2296.5" calcext:value-type="float">
            <text:p>2296.5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838.4" calcext:value-type="float">
            <text:p>1838.4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3043.1" calcext:value-type="float">
            <text:p>3043.1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200" calcext:value-type="float">
            <text:p>200</text:p>
          </table:table-cell>
          <table:table-cell table:number-columns-repeated="1022"/>
        </table:table-row>
        <table:table-row table:style-name="ro1">
          <table:table-cell office:value-type="float" office:value="3044.1" calcext:value-type="float">
            <text:p>3044.1</text:p>
          </table:table-cell>
          <table:table-cell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6747.8" calcext:value-type="float">
            <text:p>6747.8</text:p>
          </table:table-cell>
          <table:table-cell office:value-type="float" office:value="0.7" calcext:value-type="float">
            <text:p>0.7</text:p>
          </table:table-cell>
          <table:table-cell table:number-columns-repeated="1022"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office:value-type="float" office:value="279.7" calcext:value-type="float">
            <text:p>279.7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971.7" calcext:value-type="float">
            <text:p>971.7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954.4" calcext:value-type="float">
            <text:p>954.4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float" office:value="794" calcext:value-type="float">
            <text:p>794</text:p>
          </table:table-cell>
          <table:table-cell table:number-columns-repeated="1022"/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float" office:value="200" calcext:value-type="float">
            <text:p>200</text:p>
          </table:table-cell>
          <table:table-cell table:number-columns-repeated="102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3.017" calcext:value-type="float">
            <text:p>3.017</text:p>
          </table:table-cell>
          <table:table-cell office:value-type="float" office:value="0.019" calcext:value-type="float">
            <text:p>0.019</text:p>
          </table:table-cell>
          <table:table-cell table:number-columns-repeated="1022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246.8" calcext:value-type="float">
            <text:p>246.8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121.5" calcext:value-type="float">
            <text:p>1121.5</text:p>
          </table:table-cell>
          <table:table-cell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454.5" calcext:value-type="float">
            <text:p>454.5</text:p>
          </table:table-cell>
          <table:table-cell office:value-type="float" office:value="0.7" calcext:value-type="float">
            <text:p>0.7</text:p>
          </table:table-cell>
          <table:table-cell table:number-columns-repeated="1022"/>
        </table:table-row>
        <table:table-row table:style-name="ro1">
          <table:table-cell office:value-type="float" office:value="219.2" calcext:value-type="float">
            <text:p>219.2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office:value-type="float" office:value="3078.2" calcext:value-type="float">
            <text:p>3078.2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3066.7" calcext:value-type="float">
            <text:p>3066.7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151.2" calcext:value-type="float">
            <text:p>151.2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709.7" calcext:value-type="float">
            <text:p>1709.7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0.7" calcext:value-type="float">
            <text:p>0.7</text:p>
          </table:table-cell>
          <table:table-cell table:number-columns-repeated="1022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143.5" calcext:value-type="float">
            <text:p>143.5</text:p>
          </table:table-cell>
          <table:table-cell office:value-type="float" office:value="1.6" calcext:value-type="float">
            <text:p>1.6</text:p>
          </table:table-cell>
          <table:table-cell table:number-columns-repeated="1022"/>
        </table:table-row>
        <table:table-row table:style-name="ro1">
          <table:table-cell office:value-type="float" office:value="272.6" calcext:value-type="float">
            <text:p>272.6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7253" calcext:value-type="float">
            <text:p>7253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2409.8" calcext:value-type="float">
            <text:p>2409.8</text:p>
          </table:table-cell>
          <table:table-cell office:value-type="float" office:value="1.1" calcext:value-type="float">
            <text:p>1.1</text:p>
          </table:table-cell>
          <table:table-cell table:number-columns-repeated="102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46.2" calcext:value-type="float">
            <text:p>1146.2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937.1" calcext:value-type="float">
            <text:p>937.1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1954.2" calcext:value-type="float">
            <text:p>1954.2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table:number-columns-repeated="1022"/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0.7" calcext:value-type="float">
            <text:p>0.7</text:p>
          </table:table-cell>
          <table:table-cell table:number-columns-repeated="102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5949" calcext:value-type="float">
            <text:p>5949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03" calcext:value-type="float">
            <text:p>0.03</text:p>
          </table:table-cell>
          <table:table-cell table:number-columns-repeated="102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03.6" calcext:value-type="float">
            <text:p>803.6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office:value-type="float" office:value="717.4" calcext:value-type="float">
            <text:p>717.4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8591" calcext:value-type="float">
            <text:p>8591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3000" calcext:value-type="float">
            <text:p>3000</text:p>
          </table:table-cell>
          <table:table-cell table:number-columns-repeated="1022"/>
        </table:table-row>
        <table:table-row table:style-name="ro1">
          <table:table-cell office:value-type="float" office:value="12767" calcext:value-type="float">
            <text:p>1276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104" calcext:value-type="float">
            <text:p>104</text:p>
          </table:table-cell>
          <table:table-cell table:number-columns-repeated="1022"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3" calcext:value-type="float">
            <text:p>0.03</text:p>
          </table:table-cell>
          <table:table-cell table:number-columns-repeated="102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  <table:table-cell table:number-columns-repeated="102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2749.7" calcext:value-type="float">
            <text:p>2749.7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99" calcext:value-type="float">
            <text:p>99</text:p>
          </table:table-cell>
          <table:table-cell table:number-columns-repeated="102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office:value-type="float" office:value="9331" calcext:value-type="float">
            <text:p>9331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0.03" calcext:value-type="float">
            <text:p>0.03</text:p>
          </table:table-cell>
          <table:table-cell table:number-columns-repeated="102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33250" calcext:value-type="float">
            <text:p>33250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126.4" calcext:value-type="float">
            <text:p>126.4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3147.7" calcext:value-type="float">
            <text:p>3147.7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68.9" calcext:value-type="float">
            <text:p>68.9</text:p>
          </table:table-cell>
          <table:table-cell office:value-type="float" office:value="0.7" calcext:value-type="float">
            <text:p>0.7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9.7" calcext:value-type="float">
            <text:p>169.7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442.5" calcext:value-type="float">
            <text:p>442.5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1850.9" calcext:value-type="float">
            <text:p>1850.9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office:value-type="float" office:value="229.4" calcext:value-type="float">
            <text:p>229.4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837.9" calcext:value-type="float">
            <text:p>837.9</text:p>
          </table:table-cell>
          <table:table-cell office:value-type="float" office:value="0.7" calcext:value-type="float">
            <text:p>0.7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342.4" calcext:value-type="float">
            <text:p>1342.4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table:number-columns-repeated="1022"/>
        </table:table-row>
        <table:table-row table:style-name="ro1">
          <table:table-cell office:value-type="float" office:value="4498" calcext:value-type="float">
            <text:p>449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2910.9" calcext:value-type="float">
            <text:p>2910.9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office:value-type="float" office:value="7807" calcext:value-type="float">
            <text:p>780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987.9" calcext:value-type="float">
            <text:p>1987.9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1247.4" calcext:value-type="float">
            <text:p>1247.4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3755.8" calcext:value-type="float">
            <text:p>3755.8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2250.9" calcext:value-type="float">
            <text:p>2250.9</text:p>
          </table:table-cell>
          <table:table-cell office:value-type="float" office:value="2.8" calcext:value-type="float">
            <text:p>2.8</text:p>
          </table:table-cell>
          <table:table-cell table:number-columns-repeated="1022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216.3" calcext:value-type="float">
            <text:p>216.3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230.7" calcext:value-type="float">
            <text:p>230.7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646.7" calcext:value-type="float">
            <text:p>646.7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7" calcext:value-type="float">
            <text:p>0.7</text:p>
          </table:table-cell>
          <table:table-cell table:number-columns-repeated="1022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513.8" calcext:value-type="float">
            <text:p>513.8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48.67" calcext:value-type="float">
            <text:p>48.67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4074.4" calcext:value-type="float">
            <text:p>4074.4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929.3" calcext:value-type="float">
            <text:p>3929.3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4793" calcext:value-type="float">
            <text:p>4793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4960.6" calcext:value-type="float">
            <text:p>4960.6</text:p>
          </table:table-cell>
          <table:table-cell office:value-type="float" office:value="1.3" calcext:value-type="float">
            <text:p>1.3</text:p>
          </table:table-cell>
          <table:table-cell table:number-columns-repeated="1022"/>
        </table:table-row>
        <table:table-row table:style-name="ro1">
          <table:table-cell office:value-type="float" office:value="15773.1" calcext:value-type="float">
            <text:p>15773.1</text:p>
          </table:table-cell>
          <table:table-cell office:value-type="float" office:value="12.3" calcext:value-type="float">
            <text:p>12.3</text:p>
          </table:table-cell>
          <table:table-cell table:number-columns-repeated="1022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1625.1" calcext:value-type="float">
            <text:p>1625.1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48.67" calcext:value-type="float">
            <text:p>48.67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222.4" calcext:value-type="float">
            <text:p>222.4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984.6" calcext:value-type="float">
            <text:p>2984.6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599.7" calcext:value-type="float">
            <text:p>2599.7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2481.5" calcext:value-type="float">
            <text:p>2481.5</text:p>
          </table:table-cell>
          <table:table-cell office:value-type="float" office:value="1.1" calcext:value-type="float">
            <text:p>1.1</text:p>
          </table:table-cell>
          <table:table-cell table:number-columns-repeated="102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1865.6" calcext:value-type="float">
            <text:p>1865.6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9902" calcext:value-type="float">
            <text:p>9902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578.6" calcext:value-type="float">
            <text:p>578.6</text:p>
          </table:table-cell>
          <table:table-cell office:value-type="float" office:value="0.03" calcext:value-type="float">
            <text:p>0.03</text:p>
          </table:table-cell>
          <table:table-cell table:number-columns-repeated="1022"/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04.9" calcext:value-type="float">
            <text:p>804.9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15170" calcext:value-type="float">
            <text:p>15170</text:p>
          </table:table-cell>
          <table:table-cell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12060.9" calcext:value-type="float">
            <text:p>12060.9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249.55" calcext:value-type="float">
            <text:p>249.55</text:p>
          </table:table-cell>
          <table:table-cell office:value-type="float" office:value="0.03" calcext:value-type="float">
            <text:p>0.03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18.84" calcext:value-type="float">
            <text:p>818.84</text:p>
          </table:table-cell>
          <table:table-cell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0.021" calcext:value-type="float">
            <text:p>0.021</text:p>
          </table:table-cell>
          <table:table-cell table:number-columns-repeated="102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91.9" calcext:value-type="float">
            <text:p>91.9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1196.7" calcext:value-type="float">
            <text:p>1196.7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11569" calcext:value-type="float">
            <text:p>1156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office:value-type="float" office:value="2672.5" calcext:value-type="float">
            <text:p>2672.5</text:p>
          </table:table-cell>
          <table:table-cell office:value-type="float" office:value="0.7" calcext:value-type="float">
            <text:p>0.7</text:p>
          </table:table-cell>
          <table:table-cell table:number-columns-repeated="1022"/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1053.02" calcext:value-type="float">
            <text:p>1053.02</text:p>
          </table:table-cell>
          <table:table-cell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3" calcext:value-type="float">
            <text:p>0.03</text:p>
          </table:table-cell>
          <table:table-cell table:number-columns-repeated="1022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3" calcext:value-type="float">
            <text:p>0.03</text:p>
          </table:table-cell>
          <table:table-cell table:number-columns-repeated="102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4986" calcext:value-type="float">
            <text:p>4986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2904.2" calcext:value-type="float">
            <text:p>2904.2</text:p>
          </table:table-cell>
          <table:table-cell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7389.8" calcext:value-type="float">
            <text:p>7389.8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3632.9" calcext:value-type="float">
            <text:p>3632.9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29.23" calcext:value-type="float">
            <text:p>29.23</text:p>
          </table:table-cell>
          <table:table-cell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1489.9" calcext:value-type="float">
            <text:p>1489.9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0.004" calcext:value-type="float">
            <text:p>0.004</text:p>
          </table:table-cell>
          <table:table-cell table:number-columns-repeated="102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table:number-columns-repeated="1022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2228.8" calcext:value-type="float">
            <text:p>2228.8</text:p>
          </table:table-cell>
          <table:table-cell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86.5" calcext:value-type="float">
            <text:p>1186.5</text:p>
          </table:table-cell>
          <table:table-cell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273.3" calcext:value-type="float">
            <text:p>273.3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1091.5" calcext:value-type="float">
            <text:p>1091.5</text:p>
          </table:table-cell>
          <table:table-cell office:value-type="float" office:value="1.4" calcext:value-type="float">
            <text:p>1.4</text:p>
          </table:table-cell>
          <table:table-cell table:number-columns-repeated="1022"/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table:number-columns-repeated="102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1139.3" calcext:value-type="float">
            <text:p>1139.3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198.4" calcext:value-type="float">
            <text:p>198.4</text:p>
          </table:table-cell>
          <table:table-cell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office:value-type="float" office:value="1223.6" calcext:value-type="float">
            <text:p>1223.6</text:p>
          </table:table-cell>
          <table:table-cell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047.1" calcext:value-type="float">
            <text:p>1047.1</text:p>
          </table:table-cell>
          <table:table-cell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office:value-type="float" office:value="283.9" calcext:value-type="float">
            <text:p>283.9</text:p>
          </table:table-cell>
          <table:table-cell office:value-type="float" office:value="1.1" calcext:value-type="float">
            <text:p>1.1</text:p>
          </table:table-cell>
          <table:table-cell table:number-columns-repeated="102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office:value-type="float" office:value="11167" calcext:value-type="float">
            <text:p>11167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office:value-type="float" office:value="20470" calcext:value-type="float">
            <text:p>2047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2" office:value-type="float" office:value="1902.4" calcext:value-type="float">
            <text:p>1902.4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2" office:value-type="float" office:value="3057" calcext:value-type="float">
            <text:p>305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float" office:value="1439.8" calcext:value-type="float">
            <text:p>1439.8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2" office:value-type="float" office:value="1700" calcext:value-type="float">
            <text:p>17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1022"/>
        </table:table-row>
        <table:table-row table:style-name="ro1">
          <table:table-cell table:style-name="ce3" office:value-type="float" office:value="1630" calcext:value-type="float">
            <text:p>1630</text:p>
          </table:table-cell>
          <table:table-cell table:style-name="ce3" office:value-type="float" office:value="350" calcext:value-type="float">
            <text:p>350</text:p>
          </table:table-cell>
          <table:table-cell table:number-columns-repeated="1022"/>
        </table:table-row>
        <table:table-row table:style-name="ro1">
          <table:table-cell table:style-name="ce3" office:value-type="float" office:value="4440" calcext:value-type="float">
            <text:p>4440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3" office:value-type="float" office:value="1.17" calcext:value-type="float">
            <text:p>1.17</text:p>
          </table:table-cell>
          <table:table-cell table:style-name="ce5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3" office:value-type="float" office:value="22.2" calcext:value-type="float">
            <text:p>22.2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table:style-name="ce3" office:value-type="float" office:value="0.67" calcext:value-type="float">
            <text:p>0.67</text:p>
          </table:table-cell>
          <table:table-cell table:style-name="ce5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3" office:value-type="float" office:value="3232.3" calcext:value-type="float">
            <text:p>3232.3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table:style-name="ce3" office:value-type="float" office:value="2910" calcext:value-type="float">
            <text:p>29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3" office:value-type="float" office:value="16300" calcext:value-type="float">
            <text:p>16300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22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table:style-name="ce3" office:value-type="float" office:value="10.5" calcext:value-type="float">
            <text:p>10.5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style-name="ce3" office:value-type="float" office:value="246.8" calcext:value-type="float">
            <text:p>246.8</text:p>
          </table:table-cell>
          <table:table-cell table:style-name="ce5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style-name="ce3" office:value-type="float" office:value="9.045391" calcext:value-type="float">
            <text:p>9.045391</text:p>
          </table:table-cell>
          <table:table-cell table:style-name="ce3" office:value-type="float" office:value="0.000001" calcext:value-type="float">
            <text:p>0.000001</text:p>
          </table:table-cell>
          <table:table-cell table:number-columns-repeated="1022"/>
        </table:table-row>
        <table:table-row table:style-name="ro1">
          <table:table-cell table:style-name="ce3" office:value-type="float" office:value="405.06403" calcext:value-type="float">
            <text:p>405.06403</text:p>
          </table:table-cell>
          <table:table-cell table:style-name="ce5" office:value-type="float" office:value="0.00002" calcext:value-type="float">
            <text:p>0.00002</text:p>
          </table:table-cell>
          <table:table-cell table:number-columns-repeated="1022"/>
        </table:table-row>
        <table:table-row table:style-name="ro1">
          <table:table-cell table:style-name="ce3" office:value-type="float" office:value="-11.4" calcext:value-type="float">
            <text:p>-11.4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float" office:value="0.688" calcext:value-type="float">
            <text:p>0.688</text:p>
          </table:table-cell>
          <table:table-cell table:style-name="ce5" office:value-type="float" office:value="0.025" calcext:value-type="float">
            <text:p>0.025</text:p>
          </table:table-cell>
          <table:table-cell table:number-columns-repeated="1022"/>
        </table:table-row>
        <table:table-row table:style-name="ro1">
          <table:table-cell table:style-name="ce3" office:value-type="float" office:value="0.71" calcext:value-type="float">
            <text:p>0.71</text:p>
          </table:table-cell>
          <table:table-cell table:style-name="ce5" office:value-type="float" office:value="0.03" calcext:value-type="float">
            <text:p>0.03</text:p>
          </table:table-cell>
          <table:table-cell table:number-columns-repeated="1022"/>
        </table:table-row>
        <table:table-row table:style-name="ro1"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table:style-name="ce3" office:value-type="float" office:value="1.47" calcext:value-type="float">
            <text:p>1.47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table:style-name="ce3" office:value-type="float" office:value="1.98" calcext:value-type="float">
            <text:p>1.98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table:style-name="ce3" office:value-type="float" office:value="2.25" calcext:value-type="float">
            <text:p>2.25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table:style-name="ce3" office:value-type="float" office:value="1.43" calcext:value-type="float">
            <text:p>1.43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table:style-name="ce3" office:value-type="float" office:value="2.64" calcext:value-type="float">
            <text:p>2.64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float" office:value="9331" calcext:value-type="float">
            <text:p>933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3" office:value-type="float" office:value="9.5" calcext:value-type="float">
            <text:p>9.5</text:p>
          </table:table-cell>
          <table:table-cell table:style-name="ce5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3" office:value-type="float" office:value="4210" calcext:value-type="float">
            <text:p>4210</text:p>
          </table:table-cell>
          <table:table-cell table:style-name="ce3" office:value-type="float" office:value="330" calcext:value-type="float">
            <text:p>330</text:p>
          </table:table-cell>
          <table:table-cell table:number-columns-repeated="1022"/>
        </table:table-row>
        <table:table-row table:style-name="ro1">
          <table:table-cell table:style-name="ce3" office:value-type="float" office:value="2707" calcext:value-type="float">
            <text:p>2707</text:p>
          </table:table-cell>
          <table:table-cell table:style-name="ce5" office:value-type="float" office:value="99" calcext:value-type="float">
            <text:p>99</text:p>
          </table:table-cell>
          <table:table-cell table:number-columns-repeated="1022"/>
        </table:table-row>
        <table:table-row table:style-name="ro1">
          <table:table-cell table:style-name="ce3" office:value-type="float" office:value="2702.18" calcext:value-type="float">
            <text:p>2702.18</text:p>
          </table:table-cell>
          <table:table-cell table:style-name="ce5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3" office:value-type="float" office:value="0.0095" calcext:value-type="float">
            <text:p>0.0095</text:p>
          </table:table-cell>
          <table:table-cell table:style-name="ce5" office:value-type="float" office:value="0.0001" calcext:value-type="float">
            <text:p>0.0001</text:p>
          </table:table-cell>
          <table:table-cell table:number-columns-repeated="1022"/>
        </table:table-row>
        <table:table-row table:style-name="ro1">
          <table:table-cell table:style-name="ce3" office:value-type="float" office:value="15170" calcext:value-type="float">
            <text:p>15170</text:p>
          </table:table-cell>
          <table:table-cell table:style-name="ce3" office:value-type="float" office:value="711" calcext:value-type="float">
            <text:p>711</text:p>
          </table:table-cell>
          <table:table-cell table:number-columns-repeated="1022"/>
        </table:table-row>
        <table:table-row table:style-name="ro1">
          <table:table-cell table:style-name="ce3" office:value-type="float" office:value="2450" calcext:value-type="float">
            <text:p>2450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table:style-name="ce3" office:value-type="float" office:value="1390" calcext:value-type="float">
            <text:p>1390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 table:style-name="ce3" office:value-type="float" office:value="5500" calcext:value-type="float">
            <text:p>550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3" office:value-type="float" office:value="3450" calcext:value-type="float">
            <text:p>3450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3" office:value-type="float" office:value="0.9" calcext:value-type="float">
            <text:p>0.9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table:style-name="ce3" office:value-type="float" office:value="1144.1" calcext:value-type="float">
            <text:p>1144.1</text:p>
          </table:table-cell>
          <table:table-cell table:style-name="ce5"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table:style-name="ce3" office:value-type="float" office:value="4538" calcext:value-type="float">
            <text:p>4538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3" office:value-type="float" office:value="78.4" calcext:value-type="float">
            <text:p>78.4</text:p>
          </table:table-cell>
          <table:table-cell table:style-name="ce5"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table:style-name="ce3" office:value-type="float" office:value="29.19" calcext:value-type="float">
            <text:p>29.19</text:p>
          </table:table-cell>
          <table:table-cell table:style-name="ce5"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table:style-name="ce3" office:value-type="float" office:value="0.333" calcext:value-type="float">
            <text:p>0.333</text:p>
          </table:table-cell>
          <table:table-cell table:style-name="ce5" office:value-type="float" office:value="0.003" calcext:value-type="float">
            <text:p>0.003</text:p>
          </table:table-cell>
          <table:table-cell table:number-columns-repeated="1022"/>
        </table:table-row>
        <table:table-row table:style-name="ro1">
          <table:table-cell table:style-name="ce3" office:value-type="float" office:value="1.61" calcext:value-type="float">
            <text:p>1.61</text:p>
          </table:table-cell>
          <table:table-cell table:style-name="ce5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3" office:value-type="float" office:value="0.61" calcext:value-type="float">
            <text:p>0.61</text:p>
          </table:table-cell>
          <table:table-cell table:style-name="ce5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3" office:value-type="float" office:value="4240" calcext:value-type="float">
            <text:p>4240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1022"/>
        </table:table-row>
        <table:table-row table:style-name="ro1">
          <table:table-cell table:style-name="ce3" office:value-type="float" office:value="16300" calcext:value-type="float">
            <text:p>1630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1022"/>
        </table:table-row>
        <table:table-row table:style-name="ro1">
          <table:table-cell table:style-name="ce3" office:value-type="float" office:value="-310" calcext:value-type="float">
            <text:p>-310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3" office:value-type="float" office:value="0.21" calcext:value-type="float">
            <text:p>0.21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 table:number-rows-repeated="10478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2T12:19:42.097156073</meta:creation-date>
    <dc:date>2022-06-02T13:42:25.884327658</dc:date>
    <meta:editing-duration>PT1H22M44S</meta:editing-duration>
    <meta:editing-cycles>2</meta:editing-cycles>
    <meta:generator>LibreOffice/7.3.2.2$Linux_X86_64 LibreOffice_project/30$Build-2</meta:generator>
    <meta:document-statistic meta:table-count="1" meta:cell-count="1434" meta:object-count="0"/>
  </office:meta>
</office:document-meta>
</file>